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Sanskrit 2003" fo:font-size="13pt" officeooo:paragraph-rsid="0014278e" style:font-size-asian="13pt" style:font-name-complex="Sanskrit 2003" style:font-size-complex="13pt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14278e" style:font-size-asian="13pt" style:font-name-complex="Sanskrit 2003" style:font-size-complex="13pt"/>
    </style:style>
    <style:style style:name="P3" style:family="paragraph" style:parent-style-name="Footnote">
      <style:text-properties officeooo:rsid="03768cba" officeooo:paragraph-rsid="03768cba"/>
    </style:style>
    <style:style style:name="P4" style:family="paragraph" style:parent-style-name="Footnote">
      <style:text-properties officeooo:rsid="037d3076" officeooo:paragraph-rsid="037d3076"/>
    </style:style>
    <style:style style:name="P5" style:family="paragraph" style:parent-style-name="Footnote">
      <style:text-properties officeooo:rsid="03807d40" officeooo:paragraph-rsid="03807d40"/>
    </style:style>
    <style:style style:name="T1" style:family="text">
      <style:text-properties officeooo:rsid="0383e50f"/>
    </style:style>
    <style:style style:name="T2" style:family="text">
      <style:text-properties officeooo:rsid="0382bdf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3636a7d" style:font-weight-asian="bold" style:font-weight-complex="bold"/>
    </style:style>
    <style:style style:name="T5" style:family="text">
      <style:text-properties officeooo:rsid="036b92dc"/>
    </style:style>
    <style:style style:name="T6" style:family="text">
      <style:text-properties officeooo:rsid="036f6b9a"/>
    </style:style>
    <style:style style:name="T7" style:family="text">
      <style:text-properties officeooo:rsid="036e18bc"/>
    </style:style>
    <style:style style:name="T8" style:family="text">
      <style:text-properties officeooo:rsid="037000ba"/>
    </style:style>
    <style:style style:name="T9" style:family="text">
      <style:text-properties officeooo:rsid="037185de"/>
    </style:style>
    <style:style style:name="T10" style:family="text">
      <style:text-properties officeooo:rsid="03732e8e"/>
    </style:style>
    <style:style style:name="T11" style:family="text">
      <style:text-properties officeooo:rsid="03736bca"/>
    </style:style>
    <style:style style:name="T12" style:family="text">
      <style:text-properties officeooo:rsid="0373f898"/>
    </style:style>
    <style:style style:name="T13" style:family="text">
      <style:text-properties officeooo:rsid="0375a351"/>
    </style:style>
    <style:style style:name="T14" style:family="text">
      <style:text-properties officeooo:rsid="03768cba"/>
    </style:style>
    <style:style style:name="T15" style:family="text">
      <style:text-properties officeooo:rsid="03794d07"/>
    </style:style>
    <style:style style:name="T16" style:family="text">
      <style:text-properties officeooo:rsid="03794d72"/>
    </style:style>
    <style:style style:name="T17" style:family="text">
      <style:text-properties officeooo:rsid="037b1c4f"/>
    </style:style>
    <style:style style:name="T18" style:family="text">
      <style:text-properties officeooo:rsid="037ca953"/>
    </style:style>
    <style:style style:name="T19" style:family="text">
      <style:text-properties officeooo:rsid="037d3076"/>
    </style:style>
    <style:style style:name="T20" style:family="text">
      <style:text-properties officeooo:rsid="037dc2db"/>
    </style:style>
    <style:style style:name="T21" style:family="text">
      <style:text-properties officeooo:rsid="037e3c8e"/>
    </style:style>
    <style:style style:name="T22" style:family="text">
      <style:text-properties officeooo:rsid="037fa5c7"/>
    </style:style>
    <style:style style:name="T23" style:family="text">
      <style:text-properties officeooo:rsid="03807d40"/>
    </style:style>
    <style:style style:name="T24" style:family="text">
      <style:text-properties officeooo:rsid="03820e6b"/>
    </style:style>
    <style:style style:name="T25" style:family="text">
      <style:text-properties officeooo:rsid="0381c282"/>
    </style:style>
    <style:style style:name="T26" style:family="text">
      <style:text-properties officeooo:rsid="0015c3f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अथ पञ्चविंशोऽध्यायः । </text:p>
      <text:p text:style-name="P2"><text:span text:style-name="T3">वासुदेवादिमन्त्रनिरूपण</text:span><text:span text:style-name="T4">म्</text:span><text:line-break/>नारद उवाच -<text:line-break/>वासुदेवादिमन्त्राणां पूज्यानां लक्षणं वदे । <text:line-break/>वासुदेवः सङ्कर्षणः प्रद्युम्नश्चानिरुद्धकः ॥१<text:span text:style-name="T5">॥</text:span> <text:line-break/>नमो भगवते चादौ अ आ अं अः स्व<text:span text:style-name="T6">बी</text:span>जकाः ।<text:line-break/>ओङ्काराद्या नमोन्ताश्च नमो नारायणस्ततः ॥२॥ <text:line-break/><text:span text:style-name="T6">ॐ</text:span> तत्सत्ब्रह्मणे चैव <text:span text:style-name="T6">हूं</text:span> नमो विष्णवे नमः । <text:s/><text:line-break/><text:span text:style-name="T6">ॐ</text:span> क्षौं <text:span text:style-name="T6">ॐ</text:span> नमो भगवते नरसिंहाय वै नमः ॥३<text:span text:style-name="T5">॥</text:span> <text:line-break/><text:span text:style-name="T6">ॐ</text:span> भूर्नमो भगवते वराहाय नराधिपाः । <text:line-break/>ज<text:span text:style-name="T6">पा</text:span>रुणहरिद्राभा नीलश्यामललोहिताः ॥४<text:span text:style-name="T5">॥</text:span> <text:line-break/>मेघाग्निमधुपिङ्गाभा वल्लभा नवनायकाः । <text:s/><text:line-break/>अङ्गानि स्वर<text:span text:style-name="T6">बी</text:span>जानां स्वनामान्तैर्यथाक्रमम् ॥५<text:span text:style-name="T5">॥</text:span> <text:line-break/>हृदयादीनि कल्पेत विभक्तैस्तन्त्रवेदिभिः । <text:line-break/>व्यञ्जनादीनि <text:span text:style-name="T6">बी</text:span>जानि तेषां लक्षणमन्यथा ॥६<text:span text:style-name="T5">॥</text:span><text:line-break/>दीर्घस्वरैस्तु भिन्नानि नमोन्तान्तस्थितानि तु ।<text:line-break/>अङ्गानि ह्रस्वयुक्तानि उपाङ्गानीति वर्ण्यते ॥७<text:span text:style-name="T7">॥</text:span> <text:line-break/>विभक्त<text:span text:style-name="T6">ं </text:span>नामवर्णान्तस्थिता<text:span text:style-name="T6">बी</text:span>ज<text:span text:style-name="T6">ात्म</text:span>मुत्तम<text:span text:style-name="T6">म्</text:span> । <text:s/><text:line-break/>दी<text:span text:style-name="T6">र्घस्वरै</text:span>श्च संयुक्त<text:span text:style-name="T6">म</text:span>ङ्गोपा<text:span text:style-name="T6">ङ्गैः स्वरैह</text:span> क्रमात् ॥८<text:span text:style-name="T7">॥</text:span> <text:line-break/>व्यञ्जनानां क्रमो ह्येष हृदयादिप्रकॢप्तये । <text:line-break/>स्व<text:span text:style-name="T6">रबी</text:span>जे<text:span text:style-name="T6">षु</text:span> नामान्तैर्विभक्तान्यङ्गनामभिः ॥९<text:span text:style-name="T7">॥</text:span> </text:p>
      <text:p text:style-name="P2">युक्तानि हृदयादीनि द्वादशान्तानि पञ्चतः <text:s/>। <text:line-break/>आरभ्य कल्पयित्वा तु जपेत्सिद्ध्यनुरूपतः ॥१०<text:span text:style-name="T7">॥</text:span> <text:line-break/><text:soft-page-break/>हृदयञ्च शिरश्चूडा कवचं नेत्रमस्त्रक<text:span text:style-name="T6">म्</text:span> ।<text:line-break/>षडङ्गानि तु <text:span text:style-name="T6">बि</text:span>जानां मूलस्य द्वादशाङ्गक<text:span text:style-name="T6">म्</text:span> ॥११<text:span text:style-name="T7">॥</text:span> <text:line-break/>हृच्छिरश्च शिखा <text:span text:style-name="T8">चैव</text:span> <text:span text:style-name="T8">हस्तौ </text:span>नेत्र<text:span text:style-name="T8">े त</text:span>थोदर<text:span text:style-name="T7">म्</text:span> ।<text:line-break/><text:span text:style-name="T9">पृ</text:span>ष्<text:span text:style-name="T9">ठ</text:span>बाहूरुजानूंश्च जङ्घ<text:span text:style-name="T9">े</text:span> पादौ क्रमान्न्यसेत् ॥१२<text:span text:style-name="T7">॥</text:span> <text:line-break/>कं <text:span text:style-name="T9">ठं</text:span> पं शं वैनतेयः खं ठं फं षं गदा<text:span text:style-name="T9">नुजम्</text:span> । <text:line-break/>गं डं बं सं पुष्टिम<text:span text:style-name="T9">न्त्रो</text:span> घं <text:span text:style-name="T9">टं</text:span> भं हं श्रियै<text:span text:style-name="T9">ः</text:span> नमः ॥१३<text:span text:style-name="T7">॥</text:span> <text:line-break/><text:span text:style-name="T9">चं</text:span> <text:span text:style-name="T9">णं</text:span> मं क्षं पाञ्चजन्यं छं तं पं <text:s/>कौस्तुभाय च । <text:line-break/>जं खं वं सुदर्शनाय श्रीवत्साय सं वं दं चं ल<text:span text:style-name="T9">म्</text:span> <text:s/>॥१४<text:span text:style-name="T7">॥</text:span> <text:line-break/><text:span text:style-name="T9">ॐ</text:span> <text:span text:style-name="T9">बं</text:span> <text:span text:style-name="T9">पं</text:span> वनमालायै <text:span text:style-name="T9">पद्मनाभाय</text:span> वै नमः <text:s/>। <text:line-break/>नि<text:span text:style-name="T9">र्बी</text:span>जपदमन्त्राणां पदैरङ्गानि कल्पयेत् ॥१५<text:span text:style-name="T7">॥</text:span> <text:line-break/>जात्यन्तैर्नामसंयुक्त<text:span text:style-name="T9">ै</text:span>र्हृदयादीनि पञ्चधा । <text:line-break/>प्रणवं हृदयादीनि ततः प्रोक्तानि पञ्चधा ॥१६<text:span text:style-name="T7">॥</text:span> <text:line-break/>प्रणवं हृदयं पूर्वं परायेति शिरः शिखा । <text:line-break/>नाम्ना<text:span text:style-name="T9">ऽऽ</text:span>त्मना तु <text:s/>कवच<text:span text:style-name="T9">म</text:span>स्त्रं नामान्तकं भवेत् ॥१७<text:span text:style-name="T7">॥</text:span> </text:p>
      <text:p text:style-name="P2"><text:span text:style-name="T9">ॐ</text:span> परास्त्रादि<text:span text:style-name="T9">श्च </text:span>नामात्मा <text:s/>चतुर्थ्यन्तो नमोन्तकः । <text:line-break/>एकव्यूहादिषड्विंशव्यूहा<text:span text:style-name="T9">न्तः </text:span>स्यात्<text:span text:style-name="T9">समो</text:span> मनुः <text:s/>॥१८<text:span text:style-name="T7">॥</text:span> <text:line-break/>कनिष्<text:span text:style-name="T10">ठा</text:span>दिकराग्रेषु प्रकृतिं देहके<text:span text:style-name="T10">ऽर्च</text:span>येत् । <text:line-break/>पराय पुरुषात्मा स्यात्प्रकृत्यात्मा द्विरूपकः ॥१९<text:span text:style-name="T7">॥</text:span> <text:line-break/><text:span text:style-name="T10">ॐ</text:span> पर<text:span text:style-name="T10">ा</text:span>याग्न्यात्मने चैव <text:span text:style-name="T10">वस्वर्कौ</text:span><text:span text:style-name="T10"><text:note text:id="ftn1" text:note-class="footnote"><text:note-citation>1</text:note-citation><text:note-body><text:p text:style-name="Footnote"><text:s/><text:span text:style-name="T10">वाय्वर्कौ</text:span></text:p></text:note-body></text:note></text:span> च द्विरूपकः ।<text:line-break/>अग्निं त्रिमू<text:span text:style-name="T10">र्तौ</text:span> विन्यस्य व्यापकं करदेहयोः ॥२०<text:span text:style-name="T7">॥</text:span> <text:line-break/>वाय्व<text:span text:style-name="T10">र्कौ</text:span> करशाखासु सव्येतरकरद्वये ।<text:line-break/>हृदि मू<text:span text:style-name="T10">र्तौ</text:span> तनावेष त्रिव्यूहे तु<text:span text:style-name="T10">र्य</text:span>रूपके ॥२१<text:span text:style-name="T7">॥</text:span> <text:line-break/><text:soft-page-break/>ऋग्वेदं व्यापकं हस्ते अङ्गुलीषु यजुर्न्यसेत् । <text:line-break/>तलद्वये<text:span text:style-name="T10">ऽ</text:span>थर्वरूपं शिरो हृच्चरणान्तकः ॥२२<text:span text:style-name="T7">॥</text:span> <text:line-break/>आकाशं व्यापकं न्यस्य करे देहे तु पूर्ववत् । <text:line-break/>अङ्गुलीषु च वाय्वादि शिरोहृद्गुह्यपादके ॥२३<text:span text:style-name="T7">॥</text:span> <text:line-break/>वायुर्ज्योतिर्जलं पृथ्वी पञ्चव्यूहः समीरितः । <text:s/><text:line-break/>मनः श्रोत्र<text:span text:style-name="T11">ं त्व</text:span>ग्दृग्जिह्वा घ्राणं ष<text:span text:style-name="T11">ड्‌व्यू</text:span>ह ईरितः ॥२४<text:span text:style-name="T7">॥</text:span> <text:line-break/>व्यापकं मानसं न्यस्य ततो<text:span text:style-name="T11">ऽ</text:span>ङ्गुष्<text:span text:style-name="T12">ठा</text:span>दितः क्रमात् । <text:line-break/>मू<text:span text:style-name="T11">र्धा</text:span>स्यहृद्गुह्य<text:span text:style-name="T13">पत्सु</text:span> कथितः क<text:span text:style-name="T13">र</text:span>णात्मकः<text:note text:id="ftn2" text:note-class="footnote"><text:note-citation>2</text:note-citation><text:note-body><text:p text:style-name="Footnote"><text:s/><text:span text:style-name="T13">करणार्थकः</text:span></text:p></text:note-body></text:note> ॥२५<text:span text:style-name="T7">॥</text:span> <text:line-break/>आदिमू<text:span text:style-name="T13">र्ति</text:span>स्तु सर्वत्र व्यापको जीवस<text:span text:style-name="T13">ंज्ञि</text:span>तः । <text:line-break/>भूर्भुवः स्व<text:span text:style-name="T7">र्म</text:span>ह<text:span text:style-name="T7">र्ज</text:span>नस्तपः सत्यञ्च सप्तधा ॥२६<text:span text:style-name="T7">॥</text:span> <text:line-break/>करे देहे न्यसेदाद्यमङ्गुष्<text:span text:style-name="T13">ठा</text:span>दिक्रमेण तु । <text:s/><text:line-break/>तलसंस्थः सप्तमश्च <text:s/>लोकेशो<text:note text:id="ftn3" text:note-class="footnote"><text:note-citation>3</text:note-citation><text:note-body><text:p text:style-name="Footnote"><text:s/><text:span text:style-name="T13">लोकात्मा</text:span></text:p></text:note-body></text:note> देहके क्रमात् ॥२७<text:span text:style-name="T7">॥</text:span> </text:p>
      <text:p text:style-name="P2">देहे<text:note text:id="ftn4" text:note-class="footnote"><text:note-citation>4</text:note-citation><text:note-body><text:p text:style-name="P3">देवः</text:p></text:note-body></text:note> शिरोललाटास्यहृद्गुह्या<text:span text:style-name="T14">ङ्घ्रि</text:span>षु संस्थितः । <text:s/><text:line-break/>अग्निष्टोमस्तथोक्थ<text:span text:style-name="T14">्य</text:span>स्तु षोडशी वाजपेयकः ॥२८<text:span text:style-name="T7">॥</text:span> <text:line-break/><text:note text:id="ftn5" text:note-class="footnote"><text:note-citation>5</text:note-citation><text:note-body><text:p text:style-name="Footnote"><text:s/></text:p></text:note-body></text:note>अतिरात्र<text:span text:style-name="T14">ोऽ</text:span>प्तोर्यामञ्च यज्ञात्मा सप्तरूपकः । <text:s/><text:line-break/>धीरहं मनः शब्दश्च स्पर्शरूपरसास्ततः <text:s/>॥२९<text:span text:style-name="T7">॥</text:span> <text:line-break/>गन्धो बुद्धिर्व्यापकं तु करे देहे न्यसेत् क्रमात् । <text:s/><text:line-break/>न्यसेदन्त्यै च <text:s/>तलयोः के ललाटे मुखे हृदि ॥३०<text:span text:style-name="T7">॥</text:span> <text:line-break/>नाभौ गुह्ये च पादे च अष्टव्यूहः पुमान् स्मृतः <text:s/>। <text:s/><text:line-break/>जीवो बुद्धिरहङ्कारो मनः शब्दो गुणोनिलः ॥३१<text:span text:style-name="T7">॥</text:span> <text:line-break/>रूपं रसो नवात्मायं जीव अङ्गुष्ठकद्वये । <text:s/><text:line-break/><text:soft-page-break/>तर्जन्यादिक्रमाच्छेषं यावद्वामप्रदेशिनीं ॥३२<text:span text:style-name="T7">॥</text:span> <text:line-break/>देहे शिरोललाटास्यहृन्नाभिगुह्यजानुषु । <text:s/><text:line-break/>पादयोश्च दशात्मायं इन्द्रो व्यापी समास्थितः ॥३३<text:span text:style-name="T7">॥</text:span> <text:line-break/>अङ्गुष्ठकद्वये वह्निस्तर्जन्यादौ परेषु च । <text:s/><text:line-break/>शिरोललाटवक्त्रेषु हृन्नाभिगुह्यजानुषु ॥३४<text:span text:style-name="T7">॥</text:span> <text:line-break/>पादयोरेकादशात्मा मनः श्रोत्रं त्वगेव च । <text:s/><text:line-break/>चक्षुर्जिह्वा तथा घ्राणं वाक्पाण्यङ्घ्र<text:span text:style-name="T15">ी च</text:span> पायु <text:span text:style-name="T15">च</text:span> ॥३५<text:span text:style-name="T7">॥</text:span> <text:line-break/>उपस्थं मानस<text:span text:style-name="T15">ा</text:span> <text:s/><text:span text:style-name="T15">ध्यायञ्</text:span>श्रोत्रमङ्गुष्ठकद्वय<text:span text:style-name="T15">म्</text:span> । <text:s/><text:line-break/>तर्जन्यादि क्रमादष्ट<text:span text:style-name="T16">ावा</text:span>तिरिक्तं तलद्वये ॥३६<text:span text:style-name="T7">॥</text:span> <text:line-break/>उत्तमाङ्गुलललाटास्यहृन्ना<text:span text:style-name="T17">भ्यङ्घ्रिषु</text:span> गुह्यके । <text:s/><text:line-break/><text:span text:style-name="T17">ऊ</text:span>रुयुग्मे तथा जङ्घ<text:span text:style-name="T17">ा</text:span>गुल्फपादेषु च क्रमात् ॥३७<text:span text:style-name="T7">॥</text:span> </text:p>
      <text:p text:style-name="P2">विष्णु<text:span text:style-name="T17">र्म</text:span>धुहरश्चैव त्रिविक्रमकवामनौ । <text:s/><text:line-break/>श्रीधरो<text:span text:style-name="T17">ऽ</text:span>थ हृषीकेशः पद्मनाभस्तथैव च ॥३८<text:span text:style-name="T7">॥</text:span> <text:line-break/>दामोदरः केशवश्च नारायण <text:span text:style-name="T18">इ</text:span>तः परः । <text:s/><text:line-break/>माधवश्चाथ गोविन्दो विष्णुवै व्यापकं न्यसेत् ॥३९<text:span text:style-name="T7">॥</text:span> <text:line-break/>अङ्गुष्ठादौ तले <text:span text:style-name="T18">चैव</text:span> पादे जानुनि वै कटौ । <text:s/><text:line-break/>शिरःशिखरकट्याञ्च<text:note text:id="ftn6" text:note-class="footnote"><text:note-citation>6</text:note-citation><text:note-body><text:p text:style-name="P4">शिखोरःकट्यास्यजानुपादा</text:p></text:note-body></text:note> जानुपादादिषु न्यसेत् ॥४०<text:span text:style-name="T7">॥</text:span> <text:line-break/>द्वादशात्मा पञ्चविंशषड्विंशव्यूहकस्तथा । <text:s/><text:line-break/>पुरुषो धीरहङ्कारो मनश्चित्तञ्च शब्दकः ॥४१<text:span text:style-name="T7">॥</text:span> <text:line-break/>तथा स्पर्शो रसो रूपं गन्धः श्रोत्रं त्वचस्तथा । <text:s/><text:line-break/>चक्षुर्जिह्वा नासिका च वाक्पाण्यङ्घ्रि <text:span text:style-name="T19">च</text:span> पायवः ॥४२<text:span text:style-name="T7">॥</text:span> <text:line-break/>उपस्थो भूर्जल<text:span text:style-name="T19">ं ते</text:span>जो वायुराकाशमेव च । <text:s/><text:line-break/><text:soft-page-break/>पुरुषं व्यापकं न्यस्य अङ्गुष्ठादौ दश न्यसेत् ॥४३<text:span text:style-name="T7">॥</text:span> <text:line-break/>शेषान्हस्ततले न्यस्य शिरस्यथ ललाटके । <text:s/><text:line-break/>मुखहृन्नाभिगुह्योरुजान्वङ्घ्र<text:span text:style-name="T19">ि</text:span>करणोद्गत<text:span text:style-name="T19">े</text:span> ॥४४<text:span text:style-name="T7">॥</text:span> <text:line-break/>पादे जान्वोरुपस्थे च हृदये मू<text:span text:style-name="T19">र्ध्नि</text:span> च क्रमात् । <text:s/><text:line-break/>परश्च पुरुषात्मा<text:span text:style-name="T19">ऽऽ</text:span>दौ षड्विंशे पूर्ववत्पर<text:span text:style-name="T19">म्</text:span> ॥४५<text:span text:style-name="T7">॥</text:span> <text:line-break/>सञ्चिन्त्य मण्डल<text:span text:style-name="T19">ेऽब्जे</text:span><text:span text:style-name="T19"><text:note text:id="ftn7" text:note-class="footnote"><text:note-citation>7</text:note-citation><text:note-body><text:p text:style-name="P4">मण्डलैके</text:p></text:note-body></text:note></text:span> तु प्रकृतिं पूजयेद्बुधः । <text:s/><text:line-break/>पूर्वयाम्याप्यसौम्येषु<text:note text:id="ftn8" text:note-class="footnote"><text:note-citation>8</text:note-citation><text:note-body><text:p text:style-name="Footnote"><text:s/><text:span text:style-name="T20">सौमीषु</text:span></text:p></text:note-body></text:note> हृदयादीनि <text:span text:style-name="T20">विन्यसेत्</text:span> ॥४६<text:span text:style-name="T7">॥</text:span> <text:line-break/>अस्त्रमग्न्यादि<text:span text:style-name="T21">पत्रे</text:span>षु वैनतेयादि पूर्ववत् । <text:s/><text:line-break/>दिक्पालांश्च विधि<text:span text:style-name="T22">स्तुल्यस्</text:span>त्रिव्यूहे<text:span text:style-name="T22">ऽ</text:span>ग्निश्च मध्यतः ॥४७<text:span text:style-name="T7">॥</text:span> <text:line-break/>पूर्वादिदिग्<text:span text:style-name="T22">द</text:span>लाव<text:span text:style-name="T26">ा</text:span>स<text:span text:style-name="T23">ैः</text:span><text:span text:style-name="T23"><text:note text:id="ftn9" text:note-class="footnote"><text:note-citation>9</text:note-citation><text:note-body><text:p text:style-name="P5">वासैर्वाद्या</text:p></text:note-body></text:note></text:span><text:span text:style-name="T23"> पाद्या</text:span>दिभिरलङ्कृतः । <text:line-break/>कर्णिकायां नाभसश्च मानसः कर्णिकास्थितः ॥४८<text:span text:style-name="T7">॥</text:span> </text:p>
      <text:p text:style-name="P1">विश्वरूपं सर्वस्थित्यै <text:s/>यजेद्राज्यजयाय च । <text:s/><text:line-break/>सर्वव्यूहैः समायुक्तमङ्गैरपि च पञ्चभिः ॥४९<text:span text:style-name="T7">॥</text:span> <text:line-break/>गरुडाद्यैस्तथेन्द्राद्यैः सर्वान्कामानवाप्नुयात् । <text:s/><text:line-break/>वि<text:span text:style-name="T23">ष्व</text:span>क्सेनं यजेन्नाम्ना<text:note text:id="ftn10" text:note-class="footnote"><text:note-citation>10</text:note-citation><text:note-body><text:p text:style-name="Footnote"><text:s/><text:span text:style-name="T23">म्ना वै बीजं व्योमसंस्थितम्</text:span></text:p></text:note-body></text:note> <text:span text:style-name="T24">रौंबी</text:span>जं <text:span text:style-name="T23">ना</text:span>मसं<text:span text:style-name="T25">यु</text:span>त<text:span text:style-name="T23">म्</text:span> <text:s/>॥५०<text:span text:style-name="T7">॥</text:span> </text:p>
      <text:p text:style-name="P1"><text:line-break/>इत्यादिमहापुराणे आग्नेये <text:span text:style-name="T1">वासुदेवादि</text:span>मन्त्र<text:span text:style-name="T2">लक्षणवर्णनं</text:span> नाम पञ्चविंशोऽध्यायः 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5:03:10.512185515</meta:creation-date>
    <meta:generator>LibreOffice/5.1.6.2$Linux_X86_64 LibreOffice_project/10m0$Build-2</meta:generator>
    <dc:date>2017-04-03T15:06:48.453253443</dc:date>
    <meta:editing-duration>PT2M36S</meta:editing-duration>
    <meta:editing-cycles>2</meta:editing-cycles>
    <meta:document-statistic meta:table-count="0" meta:image-count="0" meta:object-count="0" meta:page-count="5" meta:paragraph-count="18" meta:word-count="574" meta:character-count="2706" meta:non-whitespace-character-count="2007"/>
  </office:meta>
</office:document-meta>
</file>